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d313a" officeooo:paragraph-rsid="001d313a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>
      <style:paragraph-properties fo:margin-top="0cm" fo:margin-bottom="0cm" style:contextual-spacing="false" fo:break-before="pag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3">The robot shall balance on two wheels, with a centre of gravity above the axis of rotation of the wheels </text:p>
          <text:p text:style-name="P4"/>
        </text:list-item>
        <text:list-item>
          <text:p text:style-name="P3">There shall be remote control interface that allows a user to enable or control the autonomous behaviour, and to move the robot manually in two dimensions around a flat surface </text:p>
          <text:list>
            <text:list-item>
              <text:p text:style-name="P3">The user interface shall display useful information about the power status of the robot, such as power consumption and remaining battery energy </text:p>
            </text:list-item>
            <text:list-item>
              <text:p text:style-name="P3">The user interface shall provide inputs and display information that are pertinent to the demonstrator application. </text:p>
              <text:p text:style-name="P4"/>
            </text:list-item>
          </text:list>
        </text:list-item>
        <text:list-item>
          <text:p text:style-name="P2">The robot should augment the provided chassis with a head unit that suits the chosen demonstrator application 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4:42:09.353573727</meta:creation-date>
    <dc:date>2024-05-21T14:44:05.634177200</dc:date>
    <meta:editing-duration>PT1M56S</meta:editing-duration>
    <meta:editing-cycles>1</meta:editing-cycles>
    <meta:document-statistic meta:table-count="0" meta:image-count="0" meta:object-count="0" meta:page-count="3" meta:paragraph-count="5" meta:word-count="110" meta:character-count="662" meta:non-whitespace-character-count="557"/>
    <meta:generator>LibreOffice/7.6.6.3$Linux_X86_64 LibreOffice_project/60$Build-3</meta:generator>
  </office:meta>
</office:document-meta>
</file>